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HRARBEITEN &amp; SICHERHEITSRICHTLINIEN</text:p>
      <text:p text:style-name="P2">Verbindliche Anlage zum Wohnraummietvertrag</text:p>
      <text:p text:style-name="P3">§ 1 Grundsatz</text:p>
      <text:p text:style-name="Standard">Bohrarbeiten in der Wohnung stellen einen Eingriff in die Bausubstanz dar und sind daher nur unter strikter Beachtung der nachfolgenden Sicherheitsvorgaben zulässig. Ziel dieser Regelung ist der Schutz von Personen, Gebäudesubstanz sowie Strom-, Wasser-, Abwasser- und sonstigen Versorgungsleitungen.</text:p>
      <text:p text:style-name="P3">§ 2 Leitungsprüfung vor Bohrarbeiten</text:p>
      <text:p text:style-name="Standard">Vor dem Setzen eines Bohrlochs ist zwingend sicherzustellen, dass sich an der jeweiligen Stelle keine elektrischen Leitungen, Wasser-, Abwasser-, Heizungs- oder sonstigen Versorgungsleitungen befinden.</text:p>
      <text:p text:style-name="Standard">Die Leitungsprüfung hat entweder durch den Einsatz eines geeigneten Prüf- bzw. Ortungsgeräts durch den Mieter oder durch den Vermieter unter Verwendung eines entsprechenden Geräts zu erfolgen.</text:p>
      <text:p text:style-name="Standard">Ein Bohren ohne vorherige Leitungsprüfung ist ausdrücklich untersagt.</text:p>
      <text:p text:style-name="P3">§ 3 Zustimmungspflichtige Bohrungen</text:p>
      <text:p text:style-name="Standard">Bohrungen in tragenden Bauteilen, Decken, Betonwänden, Außenwänden, in der Nähe von Elektroverteilungen, Wasseranschlüssen sowie in Feuchträumen (Bad, WC, Küche) bedürfen zusätzlich der vorherigen schriftlichen Zustimmung des Vermieters.</text:p>
      <text:p text:style-name="P3">§ 4 Fachgerechte Ausführung</text:p>
      <text:p text:style-name="Standard">Bohrarbeiten sind fachgerecht und mit geeigneten Werkzeugen auszuführen. Unzulässig sind insbesondere unsachgemäße Bohrungen, Kernbohrungen oder Bohrungen mit übermäßiger Tiefe oder Durchmesser, die die Bausubstanz gefährden können.</text:p>
      <text:p text:style-name="P3">§ 5 Haftung</text:p>
      <text:p text:style-name="Standard">Für sämtliche Schäden an Leitungen, Bauteilen, Einrichtungen oder Folgeschäden (z. B. Wasser- oder Stromschäden), die durch Bohrarbeiten verursacht werden, haftet der Mieter in vollem Umfang, sofern der Schaden schuldhaft verursacht wurde.</text:p>
      <text:p text:style-name="Standard">Dies gilt insbesondere bei Bohrungen ohne vorherige Leitungsprüfung oder ohne erforderliche Zustimmung des Vermieters.</text:p>
      <text:p text:style-name="P3">§ 6 Wiederherstellung bei Auszug</text:p>
      <text:p text:style-name="Standard">Bei Beendigung des Mietverhältnisses sind vom Mieter verursachte Bohr- und Dübellöcher fachgerecht zu verschließen und betroffene Flächen in einen ordnungsgemäßen Zustand zu versetzen.</text:p>
      <text:p text:style-name="P3">§ 7 Verhältnis zu Mietvertrag und Hausordnung</text:p>
      <text:p text:style-name="Standard">Diese Regelung ergänzt die Bestimmungen des Mietvertrages und der Hausordnung. Bei Widersprüchen gehen die Regelungen des Mietvertrages v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794cm" fo:margin-bottom="0.979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2</meta:editing-cycles>
    <meta:creation-date>2013-12-23T23:15:00</meta:creation-date>
    <dc:date>2026-04-03T15:40:09.93</dc:date>
    <meta:editing-duration>PT7S</meta:editing-duration>
    <meta:generator>OpenOffice/4.1.15$Win32 OpenOffice.org_project/4115m2$Build-9813</meta:generator>
    <meta:document-statistic meta:table-count="0" meta:image-count="0" meta:object-count="0" meta:page-count="1" meta:paragraph-count="19" meta:word-count="273" meta:character-count="21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